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 fo:margin-bottom="10.00pt"/>
    </style:style>
  </office:automatic-styles>
  <office:body>
    <office:text>
      <text:p text:style-name="P1"><text:span text:style-name="T1"/></text:p>
      <text:p text:style-name="P1"><text:span text:style-name="T1"/></text:p>
      <text:p text:style-name="P1"><text:span text:style-name="T1">import pandas as pd </text:span></text:p>
      <text:p text:style-name="P1"><text:span text:style-name="T1">import numpy as np</text:span></text:p>
      <text:p text:style-name="P1"><text:span text:style-name="T1">import matplotlib</text:span></text:p>
      <text:p text:style-name="P1"><text:span text:style-name="T1">import matplotlib.pyplot as plt</text:span></text:p>
      <text:p text:style-name="P1"><text:span text:style-name="T1">import seaborn as sns</text:span></text:p>
      <text:p text:style-name="P1"><text:span text:style-name="T1">%matplotlib inline </text:span></text:p>
      <text:p text:style-name="P1"><text:span text:style-name="T1">import plotly.graph_objs as go</text:span></text:p>
      <text:p text:style-name="P1"><text:span text:style-name="T1">import plotly.figure_factory as ff</text:span></text:p>
      <text:p text:style-name="P1"><text:span text:style-name="T1">from plotly import tools</text:span></text:p>
      <text:p text:style-name="P1"><text:span text:style-name="T1">from plotly.offline import download_plotlyjs, init_notebook_mode, plot, iplot</text:span></text:p>
      <text:p text:style-name="P1"><text:span text:style-name="T1">init_notebook_mode(connected=True)</text:span></text:p>
      <text:p text:style-name="P1"><text:span text:style-name="T1"/></text:p>
      <text:p text:style-name="P1"><text:span text:style-name="T1"/></text:p>
      <text:p text:style-name="P1"><text:span text:style-name="T1">import gc</text:span></text:p>
      <text:p text:style-name="P1"><text:span text:style-name="T1">from datetime import datetime </text:span></text:p>
      <text:p text:style-name="P1"><text:span text:style-name="T1">from sklearn.model_selection import train_test_split</text:span></text:p>
      <text:p text:style-name="P1"><text:span text:style-name="T1">from sklearn.model_selection import KFold</text:span></text:p>
      <text:p text:style-name="P1"><text:span text:style-name="T1">from sklearn.metrics import roc_auc_score</text:span></text:p>
      <text:p text:style-name="P1"><text:span text:style-name="T1">from sklearn.ensemble import RandomForestClassifier</text:span></text:p>
      <text:p text:style-name="P1"><text:span text:style-name="T1">from sklearn.ensemble import AdaBoostClassifier</text:span></text:p>
      <text:p text:style-name="P1"><text:span text:style-name="T1">#from catboost import CatBoostClassifier</text:span></text:p>
      <text:p text:style-name="P1"><text:span text:style-name="T1">from sklearn import svm</text:span></text:p>
      <text:p text:style-name="P1"><text:span text:style-name="T1">#import lightgbm as lgb</text:span></text:p>
      <text:p text:style-name="P1"><text:span text:style-name="T1">#from lightgbm import LGBMClassifier</text:span></text:p>
      <text:p text:style-name="P1"><text:span text:style-name="T1">import xgboost as xgb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